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osefino,</text:p>
      <text:p text:style-name="Normal">v tento valentýnský den, přichází pozdrav, jež je inspirován nejen naší sdílenou cestou, ale i andělským číslem, které nás oba provází. Číslo 1, symbol začátků a nových možností, naše vlastní kouzlo, jež nás neustále spojuje. Jsi jako jiskra světla v temnotě, vůdce srdcem i duší, který se nebojí stát v první linii, když přijde čas chránit to, co je správné. Ať už je den veselejší či trochu zamračený, připomínej si, že za tebou stojí archanděl Raquel, ručí za spravedlnost a harmonii, přesně jako andělské číslo, které sdílíme, nás vede k odvážným krokům. Ať tato valentýnská zpráva přinese úsměv na tvář a pocit, že vždy a všude máš vedle sebe někoho, kdo věří ve tvou sílu a čistotu srdce. Pojďme spolu kráčet cestou, kterou osvětluje náš společný andělský průvodce, a využijme této výjimečné moci k rozšíření dobra ve světě.</text:p>
      <text:p text:style-name="Normal">S láskou a nadějí na všechno, co před námi stoj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